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245b9" officeooo:paragraph-rsid="000245b9"/>
    </style:style>
    <style:style style:name="P2" style:family="paragraph" style:parent-style-name="Text_20_body">
      <style:text-properties officeooo:rsid="000606b6" officeooo:paragraph-rsid="000606b6"/>
    </style:style>
    <style:style style:name="P3" style:family="paragraph" style:parent-style-name="Text_20_body">
      <style:text-properties officeooo:rsid="00080a93" officeooo:paragraph-rsid="00080a93"/>
    </style:style>
    <style:style style:name="P4" style:family="paragraph" style:parent-style-name="Text_20_body">
      <style:text-properties officeooo:rsid="00099ee8" officeooo:paragraph-rsid="00099ee8"/>
    </style:style>
    <style:style style:name="P5" style:family="paragraph" style:parent-style-name="Text_20_body">
      <style:text-properties officeooo:rsid="00080a93" officeooo:paragraph-rsid="00080a93"/>
    </style:style>
    <style:style style:name="P6" style:family="paragraph" style:parent-style-name="Text_20_body">
      <style:text-properties officeooo:rsid="00037f8e" officeooo:paragraph-rsid="00037f8e"/>
    </style:style>
    <style:style style:name="P7" style:family="paragraph" style:parent-style-name="Text_20_body">
      <style:text-properties officeooo:rsid="000aec3e" officeooo:paragraph-rsid="000aec3e"/>
    </style:style>
    <style:style style:name="P8" style:family="paragraph" style:parent-style-name="Text_20_body">
      <style:text-properties officeooo:rsid="000245b9" officeooo:paragraph-rsid="000aec3e"/>
    </style:style>
    <style:style style:name="P9" style:family="paragraph" style:parent-style-name="Text_20_body">
      <style:text-properties officeooo:rsid="000245b9" officeooo:paragraph-rsid="000245b9"/>
    </style:style>
    <style:style style:name="P10" style:family="paragraph" style:parent-style-name="Text_20_body">
      <style:text-properties officeooo:rsid="000b3b12" officeooo:paragraph-rsid="000b3b12"/>
    </style:style>
    <style:style style:name="P11" style:family="paragraph" style:parent-style-name="Text_20_body">
      <style:text-properties officeooo:rsid="000c3339" officeooo:paragraph-rsid="000c3339"/>
    </style:style>
    <style:style style:name="T1" style:family="text">
      <style:text-properties officeooo:rsid="0002ab27"/>
    </style:style>
    <style:style style:name="T2" style:family="text">
      <style:text-properties officeooo:rsid="000aec3e"/>
    </style:style>
    <style:style style:name="T3" style:family="text">
      <style:text-properties officeooo:rsid="000b3b12"/>
    </style:style>
    <style:style style:name="T4" style:family="text">
      <style:text-properties officeooo:rsid="000c33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Yo estuve allí</text:p>
      <text:p text:style-name="P2">Curso de Técnico de Receptores de radio (Radio Maymó)</text:p>
      <text:p text:style-name="P3">Escuela Técnica de Telefonía (Valencia)</text:p>
      <text:p text:style-name="P4">Relés, Electricidad</text:p>
      <text:p text:style-name="P3">Escuela Técnica de Telefonía (Madrid)</text:p>
      <text:p text:style-name="P4">Tubos de vacío, Electrónica (diodos,transistores)</text:p>
      <text:p text:style-name="P4">Puente de Wheatstone, baterías de plomo</text:p>
      <text:p text:style-name="P3">Pico Osorio (Estación de radio:Modulación PTM)</text:p>
      <text:p text:style-name="P10">Standard Eléctrica equipos ISEP, 12 canales por cable </text:p>
      <text:p text:style-name="P10">Telettra 24 canales por cable</text:p>
      <text:p text:style-name="P1">Honeywell-Bull 716</text:p>
      <text:p text:style-name="P1">RDSI Red Dig<text:span text:style-name="T1">ital d</text:span><text:span text:style-name="T3">e</text:span><text:span text:style-name="T1"> Servicios Integrados</text:span></text:p>
      <text:p text:style-name="P1">PDP-4 DORI : Dispositivo de Observación de Rutas Internacionales.</text:p>
      <text:p text:style-name="P1">https://en.wikipedia.org/wiki/PDP-4</text:p>
      <text:p text:style-name="P1"/>
      <text:p text:style-name="P1"><text:span text:style-name="T4">Calculadora </text:span>Basic</text:p>
      <text:p text:style-name="P11">Ordenadores pantalla fósfor verde/amarillo. Disquettes (floppy)</text:p>
      <text:p text:style-name="P1">UPC-FIB</text:p>
      <text:p text:style-name="P1">Philips-2000, PDP-11</text:p>
      <text:p text:style-name="P8">Pascal,TurboPascal, <text:span text:style-name="T2">C, </text:span></text:p>
      <text:p text:style-name="P8"><text:span text:style-name="T2">Intergraph/Bentley Microstation MDL, UCMs</text:span></text:p>
      <text:p text:style-name="P1"/>
      <text:p text:style-name="P1">DOS, Windows, Windows 3.1 Redes</text:p>
      <text:p text:style-name="P1">VisualBasic</text:p>
      <text:p text:style-name="P6">C, C++, Java,Java2EE,Tomcat,</text:p>
      <text:p text:style-name="P7">DBA Oracle8i</text:p>
      <text:p text:style-name="P7">El Punt. Oracle9i mod_plsql HTML</text:p>
      <text:p text:style-name="P7">Aplic Localret</text:p>
      <text:p text:style-name="P7">ROSS Systems (núcleo, sector, cliente)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4T10:12:38.534935021</meta:creation-date>
    <dc:date>2022-07-25T03:34:35.013665608</dc:date>
    <meta:editing-duration>PT3H38M32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1" meta:paragraph-count="27" meta:word-count="112" meta:character-count="874" meta:non-whitespace-character-count="787"/>
  </office:meta>
</office:document-meta>
</file>